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testing file V2.0</text:p>
      <text:p text:style-name="Standard"/>
      <text:p text:style-name="Standard">Use this to test the commits of files to G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mza Rao</meta:initial-creator>
    <meta:creation-date>2015-08-06T15:41:42.56</meta:creation-date>
    <dc:date>2015-08-06T15:49:49.38</dc:date>
    <dc:creator>Hamza Rao</dc:creator>
    <meta:editing-duration>PT5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14" meta:character-count="66"/>
  </office:meta>
</office:document-meta>
</file>